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5.3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Facebook Friend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</table:table-row>
        <table:table-row table:style-name="ro1">
          <table:table-cell/>
        </table:table-row>
        <table:table-row table:style-name="ro1">
          <table:table-cell table:formula="of:=AVERAGE([.A2:.A28])" office:value-type="float" office:value="584.740740740741" calcext:value-type="float">
            <text:p>584.7407407407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daraka Wijesinghe</meta:initial-creator>
    <meta:creation-date>2017-12-09T10:45:51.370409291</meta:creation-date>
    <dc:date>2017-12-09T11:01:58.720475137</dc:date>
    <dc:creator>Sudaraka Wijesinghe</dc:creator>
    <meta:editing-duration>PT5M43S</meta:editing-duration>
    <meta:editing-cycles>1</meta:editing-cycles>
    <meta:document-statistic meta:table-count="1" meta:cell-count="29" meta:object-count="0"/>
    <meta:generator>LibreOffice/5.4.3.2$Linux_X86_64 LibreOffice_project/40m0$Build-2</meta:generator>
  </office:meta>
</office:document-meta>
</file>